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Palatino Linotype" svg:font-family="'Palatino Linotype'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Regular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1.998cm" style:rel-column-width="8186*"/>
    </style:style>
    <style:style style:name="Table1.B" style:family="table-column">
      <style:table-column-properties style:column-width="6.271cm" style:rel-column-width="25686*"/>
    </style:style>
    <style:style style:name="Table1.C" style:family="table-column">
      <style:table-column-properties style:column-width="7.731cm" style:rel-column-width="31663*"/>
    </style:style>
    <style:style style:name="P1" style:family="paragraph" style:parent-style-name="Capa">
      <style:paragraph-properties fo:break-before="page"/>
    </style:style>
    <style:style style:name="P2" style:family="paragraph" style:parent-style-name="Heading_20_-_20_Sem_20_índice">
      <style:paragraph-properties fo:break-before="pag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" style:family="paragraph" style:parent-style-name="Heading_20_1" style:list-style-name="L1"/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Heading_20_2" style:list-style-name="L1">
      <style:paragraph-properties fo:margin-left="0cm" fo:margin-right="0cm" fo:text-indent="1.499cm" style:auto-text-indent="fals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underline-style="none"/>
    </style:style>
    <style:style style:name="P14" style:family="paragraph" style:parent-style-name="Heading_20_2" style:list-style-name="L1"/>
    <style:style style:name="P15" style:family="paragraph" style:parent-style-name="Bibliography_20_1">
      <style:paragraph-properties>
        <style:tab-stops/>
      </style:paragraph-properties>
    </style:style>
    <style:style style:name="P16" style:family="paragraph" style:parent-style-name="Standard">
      <style:text-properties style:font-name="Times New Roman2"/>
    </style:style>
    <style:style style:name="T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a">CENTRO UNIVERSITÁRIO FEEVALE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ANDRÉ WAGNER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RIAÇÃO E IMPLEMENTAÇÃO DE UM KIT DE </text:p>
      <text:p text:style-name="Capa">DESENVOLVIMENTO DE SOFTWARE PARA A </text:p>
      <text:p text:style-name="Capa">PROGRAMAÇÃO MODULAR DE EMULADORES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NOVO HAMBURGO, 2006</text:p>
      <text:p text:style-name="Capa"/>
      <text:p text:style-name="P1">ANDRÉ WAGNER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RIAÇÃO E IMPLEMENTAÇÃO DE UM KIT DE </text:p>
      <text:p text:style-name="Capa">DESENVOLVIMENTO DE SOFTWARE PARA A </text:p>
      <text:p text:style-name="Capa">PROGRAMAÇÃO MODULAR DE EMULADORES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entro Universitário Feevale</text:p>
      <text:p text:style-name="Capa">Instituto de Ciências Exatas e Tecnológicas</text:p>
      <text:p text:style-name="Capa">Curso de Ciência da Computação</text:p>
      <text:p text:style-name="Capa">Trabalho de Conclusão de Curso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Professor orientador: Delfim Luiz Torok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Novo Hamburgo, dezembro de 2006</text:p>
      <text:p text:style-name="Capa"/>
      <text:p text:style-name="P2">Dedicatória</text:p>
      <text:p text:style-name="Standard"/>
      <text:p text:style-name="Heading_20_-_20_Sem_20_índice">Resumo</text:p>
      <text:p text:style-name="Resumo"/>
      <text:p text:style-name="Heading_20_-_20_Sem_20_índice">Abstract</text:p>
      <text:p text:style-name="Resumo"/>
      <text:p text:style-name="Heading_20_-_20_Sem_20_índice">Lista de abreviaturas e sigl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Table_20_Contents">JVM</text:p>
          </table:table-cell>
          <table:table-cell office:value-type="string">
            <text:p text:style-name="P3">Java Virtual Machine</text:p>
          </table:table-cell>
          <table:table-cell office:value-type="string">
            <text:p text:style-name="Table_20_Contents">Máquina Virtual Java</text:p>
          </table:table-cell>
        </table:table-row>
        <table:table-row>
          <table:table-cell office:value-type="string">
            <text:p text:style-name="Table_20_Contents">PC</text:p>
          </table:table-cell>
          <table:table-cell office:value-type="string">
            <text:p text:style-name="P3">Personal Computer</text:p>
          </table:table-cell>
          <table:table-cell office:value-type="string">
            <text:p text:style-name="Table_20_Contents">Computador Pessoal</text:p>
          </table:table-cell>
        </table:table-row>
        <table:table-row>
          <table:table-cell office:value-type="string">
            <text:p text:style-name="Table_20_Contents">RAM</text:p>
          </table:table-cell>
          <table:table-cell office:value-type="string">
            <text:p text:style-name="P3">Random Access Memory</text:p>
          </table:table-cell>
          <table:table-cell office:value-type="string">
            <text:p text:style-name="Table_20_Contents">Memória de Acesso Randômico</text:p>
          </table:table-cell>
        </table:table-row>
        <table:table-row>
          <table:table-cell office:value-type="string">
            <text:p text:style-name="Table_20_Contents">WINE</text:p>
          </table:table-cell>
          <table:table-cell office:value-type="string">
            <text:p text:style-name="P3">Wine Is Not a Emulator</text:p>
          </table:table-cell>
          <table:table-cell office:value-type="string">
            <text:p text:style-name="Table_20_Contents">Wine Não é um Emulador</text:p>
          </table:table-cell>
        </table:table-row>
      </table:table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5f_5f_5f_20_5f_5f_5f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5f_5f_5f_20_5f_5f_5f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5f_5f_20_5f_5f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5f_5f_20_5f_5f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5f_5f_20_5f_5f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5f_5f_20_5f_5f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5f_5f_20_5f_5f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20_5f_5f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SUMÁRIO</text:p>
          </text:index-title>
          <text:p text:style-name="P6">Introdução<text:tab/>9</text:p>
          <text:p text:style-name="P6"><text:s/>1 Emuladores<text:tab/>10</text:p>
          <text:p text:style-name="P7"><text:s/>1.1 Simuladores, Emuladores e Virtualizadores<text:tab/>11</text:p>
          <text:p text:style-name="P7"><text:s/>1.2 Filosofia de Funcionamento<text:tab/>12</text:p>
          <text:p text:style-name="P6">Conclusão<text:tab/>13</text:p>
          <text:p text:style-name="P6">Referências Bibliográficas<text:tab/>14</text:p>
        </text:index-body>
      </text:table-of-content>
      <text:p text:style-name="P4"/>
      <text:list text:style-name="L1">
        <text:list-header>
          <text:h text:style-name="P8" text:outline-level="1" text:is-list-header="true">Introdução</text:h>
        </text:list-header>
      </text:list>
      <text:p text:style-name="Standard"/>
      <text:list text:style-name="L1" text:continue-numbering="true">
        <text:list-item>
          <text:h text:style-name="P8" text:outline-level="1">Emuladores</text:h>
        </text:list-item>
      </text:list>
      <text:p text:style-name="Standard">Este capítulo objetiva introduzir o assunto de emuladores, definindo o que são, quais são os seus tipos básicos e a sua filosofia de funcionamento, bem como seu uso atual e histórico.</text:p>
      <text:p text:style-name="Standard">Um <text:span text:style-name="T1">emulador</text:span> é um programa de computador que simula o comportamento de uma arquitetura computacional, de modo que um software escrito para uma plataforma possa ser executado em outra. A Sociedade Britânica de Computação define a emulação como “[...] uma forma precisa de simulação que imita exatamente o comportamento ou as circunstâncias que se estão simulando. Um emulador permite que um tipo de computador opere como se fosse um tipo diferente de computador.” [tradução nossa] (<text:bibliography-mark text:identifier="BRITISH, 2002" text:bibliography-type="book" text:address="Boston" text:author="BRITISH Computer Society" text:edition="10" text:pages="390" text:publisher="Addison Wesley" text:title="A Glossary of Computing Terms" text:year="2002">BRITISH, 2002</text:bibliography-mark>, p. 30-31).</text:p>
      <text:p text:style-name="Standard">Um emulador assemelha-se bastante a uma máquina virtual, como a Máquina Virtual Java (JVM, do inglês <text:span text:style-name="T2">Java Virtual Machine</text:span><text:span text:style-name="T3">). Neste caso, o código é escrito na linguagem Java pelo programador, e compilado para um </text:span><text:span text:style-name="T2">bytecode</text:span><text:span text:style-name="T3"><text:note text:id="ftn1" text:note-class="footnote"><text:note-citation>1</text:note-citation><text:note-body><text:p text:style-name="Footnote">Conjunto de instruções em forma binária, interpretáveis através de uma máquina virtual. Do inglês código em bytes.</text:p></text:note-body></text:note></text:span><text:span text:style-name="T3">. Este bytecode – que assemelha-se bastante a um código binário executável – é então interpretada por uma máquina virtual, como o JVM. “A Máquina Virtual Java é um computador abstrato. Como um um computador real, possui um conjunto de instruções e manipula várias áreas de memória em tempo de execução.” [tradução nossa] (</text:span><text:span text:style-name="T3"><text:bibliography-mark text:identifier="LINDHOLM, 1999" text:bibliography-type="book" text:address="Boston" text:author="LINDHOLM, Tim; YELLIN, Frank" text:edition="2" text:pages="473" text:publisher="Addison Wesley" text:title="The Java Virtual Machine" text:year="1999">LINDHOLM, 1999</text:bibliography-mark></text:span><text:span text:style-name="T3">).</text:span><text:span text:style-name="T3"><office:annotation><dc:creator>AW</dc:creator><dc:date>2006-08-27T00:00:00</dc:date><text:p>Ver página</text:p></office:annotation></text:span></text:p>
      <text:p text:style-name="P9">A diferença essencial entre um emulador e uma máquina virtual está no fato de que a máquina virtual procura interpretar um código escrito para uma máquina abstrata, enquanto um emulador procura interpretar código escrito para uma máquina real, geralmente diferente daquela na qual o emulador está sendo executado. No caso máquina virtual, o código foi escrito especificamente para<text:span text:style-name="T4"> ela, enquanto no caso do emulador, o código não foi escrito para o emulador e sim para uma outra arquitetura computacional.</text:span></text:p>
      <text:p text:style-name="P9">Um exemplo de emulador é o fMSX. O fMSX é um software que simula o funcionamento de um computador MSX<text:note text:id="ftn2" text:note-class="footnote"><text:note-citation>2</text:note-citation><text:note-body><text:p text:style-name="Footnote">Computador de arquitetura aberta criado por uma parceria entre Microsoft e ASCII, de modo a oferecer uma arquitetura padrão. Usava um microprocessador Zilog Z80 a 3,58 Mhz. Foi muito popular no Brasil nos anos 80, onde era fabricado pela Gradiente (com o nome de Expert) e pela Sharp (com o nome de Hotbit).</text:p></text:note-body></text:note> em uma série de plataformas diferentes, como Windows, MS-DOS, MacOS, Linux, etc. Assim, é possível usar um computador PC<text:note text:id="ftn3" text:note-class="footnote"><text:note-citation>3</text:note-citation><text:note-body><text:p text:style-name="Footnote">Computador pessoal padrão IBM usando microprocessador da série x86. Do inglês <text:span text:style-name="T2">Personal Computer</text:span><text:span text:style-name="T3">.</text:span></text:p></text:note-body></text:note> com Windows (ou MS-DOS, ou ainda outros sistemas operacionais) e, ainda assim, executar qualquer programa escrito para o MSX (<text:bibliography-mark text:identifier="FAYZULLIN, 2006" text:bibliography-type="www" text:author="FAYZULLIN, Marat" text:title="fMSX: Portable MSX Emulator" text:url="http://fms.komkon.org/fMSX/" text:custom1="27 ago. 2006">FAYZULLIN, 2006</text:bibliography-mark>).</text:p>
      <text:p text:style-name="P9">A performance de um emulador é muito importante, pois é necessário que o usuário tenha a impressão de que está usando uma máquina real. Para isso, o emulador precisa manter a sincronização, de modo a não ser executado nem muito rápida nem muito lentamente (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, p. 11).</text:p>
      <text:list text:style-name="L1" text:continue-numbering="true">
        <text:list-item>
          <text:list text:continue-numbering="true">
            <text:list-item>
              <text:h text:style-name="P10" text:outline-level="2">Simuladores, Emuladores e Virtualizadores</text:h>
            </text:list-item>
          </text:list>
        </text:list-item>
      </text:list>
      <text:p text:style-name="Standard">Existem diferentes tipos de software que simulam outras arquiteturas, e que variam de acordo com seu propósito, com a precisão da interpretação, com a abrangência de plataformas emuláveis e com a velocidade de emulação.</text:p>
      <text:p text:style-name="P11"><text:span text:style-name="T5">Simuladores</text:span><text:span text:style-name="T6"> são programas que buscam simular o funcionamento de uma arquitetura com precisão absoluta. Estes geralmente são usados por engenheiros de software ou de hardware, com o objetivo de testar novos tipos de hardware ou software, ou então para compreender como um sistema age internamente (um exemplo seria compreender como um determinado sistema operacional está usando a memória </text:span><text:span text:style-name="T7">cache</text:span><text:span text:style-name="T7"><text:note text:id="ftn4" text:note-class="footnote"><text:note-citation>4</text:note-citation><text:note-body><text:p text:style-name="Footnote">Memória de acesso muito rápido, onde uma cópia dos dados mais utilizados da memória RAM são armazenados.</text:p></text:note-body></text:note></text:span><text:span text:style-name="T8">, por exemplo). Devido à sua precisão, um simulador geralmente não consegue atingir uma velocidade equivalente à do hardware original (</text:span><text:span text:style-name="T8">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</text:span><text:span text:style-name="T8">, p. 12).</text:span></text:p>
      <text:p text:style-name="P12">Um <text:span text:style-name="T9">emulador</text:span><text:span text:style-name="T4"> funciona de forma semelhante a um simulador, mas busca obter uma velocidade compatível com a do hardware original. Para isto, um emulador muitas vezes precisa deixar um pouco da precisão de lado para obter um desempenho superior (este fator será discutido com maior profundidade na seção </text:span><text:span text:style-name="T4"><text:reference-ref text:reference-format="chapter" text:ref-name="3.4">3.4</text:reference-ref></text:span><text:span text:style-name="T4">). Segundo del Barrio,</text:span></text:p>
      <text:p text:style-name="Citacao">Outro aspecto da emulação que deve ser levado em conta é o nível de precisão que o emulador necessita. O tipo de emulador ao qual nos referimos não necessita ser exato em um nível muito baixo (por exemplo, no funcionamento interno do microprocessador, nas funções de <text:span text:style-name="T2">cache</text:span><text:span text:style-name="T3"> ou no tráfego de barramento) porque a intenção não é analisar a performance ou simular o computador. Queremos emular o comportamento externo dos </text:span><text:span text:style-name="T2">videogames</text:span><text:span text:style-name="T3"> (ou programas) executados no emulador o mais próximo possível do computador real. A intenção é que o emulador soe e se pareça o máximo possível com o sistema real. Isto significa que, às vezes, a precisão precisa ser sacrificada pelo desempenho, porque uma das coisas mais importantes a serem emuladas em um emulador é a “sensação de tempo”, ou seja, o emulador precisa ser executado exatamente à mesma velocidade do sistema real. [tradução nossa] (</text:span><text:span text:style-name="T3">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</text:span><text:span text:style-name="T3">, p. 16).</text:span></text:p>
      <text:p text:style-name="Standard">A construção de emuladores será o foco principal deste trabalho.</text:p>
      <text:p text:style-name="Standard">Um <text:span text:style-name="T9">emulador de alto nível</text:span><text:span text:style-name="T4"> é um tipo especial de emulador construído para um desempenho superior. Nele, as chamadas de sistema</text:span><text:span text:style-name="T4"><text:note text:id="ftn5" text:note-class="footnote"><text:note-citation>5</text:note-citation><text:note-body><text:p text:style-name="Footnote">Mecanismo utilizado por um aplicativo para requisitar um serviço do sistema operacional, geralmente através de uma interrupção de software.</text:p></text:note-body></text:note></text:span><text:span text:style-name="T4"> dos aplicativos são capturadas e, ao invés de serem emuladas, são executadas por código nativo no próprio emulador. A desvantagem deste método é que ele é muito pouco preciso, e para cada software da plataforma que está sendo emulada, é necessário testar e adaptar o emulador. Um exemplo deste tipo de emulador é o UltraHLE, que emula um videogame do tipo Nintendo 64 (</text:span><text:span text:style-name="T4"><text:bibliography-mark text:identifier="ULTRAHLE, 2006" text:bibliography-type="custom1" text:annote="Descreve informações técnicas do emulador UltraHLE" text:title="ULTRAHLE: Technical Information" text:year="2006" text:url="http://www.emuunlim.com/UltraHLE/old/techinfo.htm" text:custom1="27. ago 2006">ULTRAHLE, 2006</text:bibliography-mark></text:span><text:span text:style-name="T4">).</text:span></text:p>
      <text:p text:style-name="P13">Um <text:span text:style-name="T9">virtualizador</text:span> é um tipo de emulador que emula apenas a mesma arquitetura onde está sendo executado. Ele faz isso emulando apenas os componentes, mas executando o código binário diretamente no processador, atingindo assim uma velocidade quase nativa. É usado para executar um sistema operacional diferente do que se está sendo executado, mas que rode na mesma arquitetura (por exemplo, Windows e Linux). Um exemplo de virtualizador é o VMWare (<text:bibliography-mark text:identifier="VMWARE, 2006" text:bibliography-type="www" text:author="VMWARE Inc" text:title="Virtualization Overview: VMWare Whitepaper" text:url="http://www.vmware.com/pdf/virtualization.pdf" text:custom1="15 ago. 2006">VMWARE, 2006</text:bibliography-mark>).</text:p>
      <text:p text:style-name="Standard"><text:span text:style-name="T4">Por último, existem ainda os </text:span><text:span text:style-name="T9">simuladores de sistema operacional</text:span><text:span text:style-name="T4">. Neste caso, eles agem como virtualizadores, mas ao invés de emular os componentes de hardware, eles capturam as chamadas de sistema e as implementam em uma plataforma diferente. Exemplos deste tipo de software são o </text:span><text:span text:style-name="T10">Cooperative Linux </text:span><text:span text:style-name="T11">(que permite usar programas de Linux dentro do Windows)</text:span><text:span text:style-name="T10"> </text:span><text:span text:style-name="T11">e o WINE</text:span><text:span text:style-name="T11"><text:note text:id="ftn6" text:note-class="footnote"><text:note-citation>6</text:note-citation><text:note-body><text:p text:style-name="Footnote"><text:span text:style-name="T3">“</text:span><text:span text:style-name="T2">Wine</text:span> não é um Emulador” - programa que permite executar programas de Windows no Linux, emulando as chamadas de sistema à API do Windows (do inglês <text:span text:style-name="T2">Wine Is Not a Emulator</text:span><text:span text:style-name="T3">)</text:span></text:p></text:note-body></text:note></text:span><text:span text:style-name="T11"> (que permite usar programas de Windows no Linux) (</text:span><text:span text:style-name="T11"><text:bibliography-mark text:identifier="ALONI, 2004" text:bibliography-type="article" text:address="Ottawa" text:author="ALONI, Dan" text:booktitle="Proceedings of the Linux Symposium" text:title="Cooperative Linux" text:volume="1" text:year="2004" text:url="http://www.colinux.org/publications/Reprint-Aloni-OLS2004.pdf">ALONI, 2004</text:bibliography-mark></text:span><text:span text:style-name="T11">).</text:span></text:p>
      <text:list text:style-name="L1" text:continue-numbering="true">
        <text:list-item>
          <text:list text:continue-numbering="true">
            <text:list-item>
              <text:h text:style-name="P14" text:outline-level="2">Filosofia de Funcionamento</text:h>
            </text:list-item>
          </text:list>
        </text:list-item>
      </text:list>
      <text:p text:style-name="Standard">Segundo Von Neumann, os computadores são formados por um conjunto de, no mínimo, cinco componentes: uma unidade de memória (hoje geralmente conhecida por memória RAM<text:note text:id="ftn7" text:note-class="footnote"><text:note-citation>7</text:note-citation><text:note-body><text:p text:style-name="Footnote">Memória de Acesso Randômico, significando uma memória que pode ser acessada em qualquer posição, ao contrário dos outros tipos de memória usados antigamente, como fitas (do inglês <text:span text:style-name="T2">Random Access Memory</text:span><text:span text:style-name="T3">)</text:span></text:p></text:note-body></text:note>), uma unidade de entrada (um teclado, por exemplo), uma unidade de saída (um monitor de vídeo, por exemplo), uma unidade de controle e uma unidade de lógica aritmética (geralmente hoje unificadas em um microprocessador), todos conectados através de um barramento (<text:bibliography-mark text:identifier="VON NEUMANN, 1945" text:bibliography-type="mastersthesis" text:address="Philadelphia" text:author="VON NEUMANN, John" text:institution="University of Pennsylvania" text:pages="101" text:title="First Draft on a Report on the EDVAC" text:year="1945">VON NEUMANN, 1945</text:bibliography-mark>).</text:p>
      <text:p text:style-name="Standard">Da mesma forma que um computador, um emulador é escrito de forma modular, com <text:s/>os módulos tendo uma função semelhante à do computador. Desta forma, é escrito um módulo que emula um microprocessador, um módulo que emula a memória de um computador, um módulo que emula os gráficos, e assim por diante. Estes módulos são unificados através de um laço<text:note text:id="ftn0" text:note-class="footnote"><text:note-citation>8</text:note-citation><text:note-body><text:p text:style-name="Footnote">Um conjunto de instruções de um programa que é definido apenas uma vez, mas é executado repetidamente.</text:p></text:note-body></text:note>, que de uma forma simplificada poderia ser o seguinte para uma máquina monoprocessada:</text:p>
      <text:p text:style-name="Código">int ciclos_de_clock;</text:p>
      <text:p text:style-name="Código"/>
      <text:p text:style-name="Código">while(emulacao_executando)</text:p>
      <text:p text:style-name="Código">{</text:p>
      <text:p text:style-name="Código"><text:tab/>emular_microprocessador(&amp;ciclos_de_clock);</text:p>
      <text:p text:style-name="Código"><text:tab/>emular_graficos(ciclos_de_clock);</text:p>
      <text:p text:style-name="Código"><text:tab/>emular_som(ciclos_de_clock);</text:p>
      <text:p text:style-name="Código"><text:tab/>emular_outro_hardware(ciclos_de_clock);</text:p>
      <text:p text:style-name="Código"><text:tab/>receber_entrada_teclado();</text:p>
      <text:p text:style-name="Código"><text:tab/>sincronizar_tempo();</text:p>
      <text:p text:style-name="Código">}</text:p>
      <text:p text:style-name="Código"/>
      <text:p text:style-name="Standard">A emulação de um microprocessador é completamente diferente da emulação dos outros tipos de componente. O microprocessador carrega bytes da memória e executa as funções equivalentes àqueles bytes, retornando à memória o resultado da operação, ou então realizando alguma outra operação (por exemplo, comunicando-se com algum outro componente do sistema). A execução do microprocessador será interrompida com uma certa freqüência para tratar eventos de outros componentes, num processo chamado <text:span text:style-name="T3">interrupção. (</text:span><text:span text:style-name="T3">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</text:span><text:span text:style-name="T3">). A emulação de microprocessadores será discutida mais profundamente na sessão </text:span><text:span text:style-name="T3"><text:reference-ref text:reference-format="chapter" text:ref-name="3.4">3.4</text:reference-ref></text:span><text:span text:style-name="T3">.</text:span></text:p>
      <text:p text:style-name="P9">É necessário que haja uma sincronia entre o microprocessador e os outros componentes, e esta sincronia é atingida através de um sinal de <text:span text:style-name="T2">clock</text:span><text:span text:style-name="T3">, que é um sinal digital <text:s/>usado para coordenar as ações de dois ou mais circuitos (</text:span><text:span text:style-name="T3"><text:bibliography-mark text:identifier="CLOCK, 2006" text:bibliography-type="www" text:author="CLOCK Signal" text:title=" Wikipedia, the Free Encyclopedia" text:url="http://en.wikipedia.org/wiki/Clock_signal" text:custom1="28 ago. 2006.">CLOCK, 2006</text:bibliography-mark></text:span><text:span text:style-name="T3">). No emulador, todos os componentes são guiados pelo microprocessador – ele é o responsável por produzir a informação de quantos ciclos de </text:span><text:span text:style-name="T2">clock</text:span><text:span text:style-name="T3"> foram gerados com a última instrução, e esta informação é passada aos outros componentes no momento de sua emulação (</text:span><text:span text:style-name="T3"><text:bibliography-mark text:identifier="BORIS, 1999" text:bibliography-type="www" text:author="BORIS, Daniel" text:title="How Do I Write An Emulator?" text:year="1999." text:url="http://personals.ac.upc.edu/vmoya/docs/HowToDanBoris.txt" text:custom1="28 ago. 2006">BORIS, 1999</text:bibliography-mark></text:span><text:span text:style-name="T3">).</text:span></text:p>
      <text:p text:style-name="P9"/>
      <text:list text:style-name="L1" text:continue-numbering="true">
        <text:list-item>
          <text:h text:style-name="P8" text:outline-level="1">Arquitetura de Hardware do Ponto de Vista do Emulador</text:h>
        </text:list-item>
      </text:list>
      <text:p text:style-name="Standard"/>
      <text:list text:style-name="L1" text:continue-numbering="true">
        <text:list-item>
          <text:h text:style-name="P8" text:outline-level="1">Técnicas tradicionais na Construção de Emuladores</text:h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4" text:outline-level="2">Estrutura de um emulador</text:h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4" text:outline-level="2"><text:reference-mark-start text:name="Processador"/>Microprocessador<text:reference-mark-end text:name="Processador"/></text:h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4" text:outline-level="2">Memória</text:h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4" text:outline-level="2"><text:reference-mark-start text:name="3.4"/>Gráficos<text:reference-mark-end text:name="3.4"/></text:h>
            </text:list-item>
          </text:list>
        </text:list-item>
        <text:list-item>
          <text:h text:style-name="P8" text:outline-level="1">Conclusão</text:h>
        </text:list-item>
      </text:list>
      <text:p text:style-name="Standard"/>
      <text:p text:style-name="Standard"/>
      <text:p text:style-name="P5"><text:toc-mark text:string-value="Referências Bibliográficas" text:outline-level="1"/></text:p>
      <text:bibliography text:style-name="Sect1" text:protected="true" text:name="Bibliography1">
        <text:bibliography-source>
          <text:index-title-template text:style-name="Bibliography_20_Heading">Referências Bibliográficas</text:index-title-template>
          <text:bibliography-entry-template text:bibliography-type="article" text:style-name="Bibliography_20_1">
            <text:index-entry-bibliography text:bibliography-data-field="author"/>
            <text:index-entry-span>. </text:index-entry-span>
            <text:index-entry-bibliography text:bibliography-data-field="title"/>
            <text:index-entry-span>. </text:index-entry-span>
            <text:index-entry-bibliography text:style-name="Main_20_index_20_entry" text:bibliography-data-field="booktitle"/>
            <text:index-entry-span>, </text:index-entry-span>
            <text:index-entry-bibliography text:bibliography-data-field="address"/>
            <text:index-entry-span>, v. </text:index-entry-span>
            <text:index-entry-bibliography text:bibliography-data-field="volume"/>
            <text:index-entry-span>.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bibliography text:bibliography-data-field="author"/>
            <text:index-entry-span>. </text:index-entry-span>
            <text:index-entry-bibliography text:style-name="Main_20_index_20_entry" text:bibliography-data-field="title"/>
            <text:index-entry-span>. </text:index-entry-span>
            <text:index-entry-bibliography text:bibliography-data-field="edition"/>
            <text:index-entry-span>ª ed.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</text:index-entry-span>
            <text:index-entry-bibliography text:bibliography-data-field="pages"/>
            <text:index-entry-span> p.</text:index-entry-span>
          </text:bibliography-entry-template>
          <text:bibliography-entry-template text:bibliography-type="booklet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author"/>
            <text:index-entry-span>. </text:index-entry-span>
            <text:index-entry-bibliography text:style-name="Main_20_index_20_entry" text:bibliography-data-field="title"/>
            <text:index-entry-span>. </text:index-entry-span>
            <text:index-entry-bibliography text:bibliography-data-field="address"/>
            <text:index-entry-span>: </text:index-entry-span>
            <text:index-entry-bibliography text:bibliography-data-field="year"/>
            <text:index-entry-span>. </text:index-entry-span>
            <text:index-entry-bibliography text:bibliography-data-field="pages"/>
            <text:index-entry-span> p. </text:index-entry-span>
            <text:index-entry-bibliography text:bibliography-data-field="howpublished"/>
            <text:index-entry-span> </text:index-entry-span>
            <text:index-entry-bibliography text:bibliography-data-field="institution"/>
            <text:index-entry-span>. </text:index-entry-span>
            <text:index-entry-bibliography text:bibliography-data-field="note"/>
          </text:bibliography-entry-template>
          <text:bibliography-entry-template text:bibliography-type="inbook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author"/>
            <text:index-entry-span>. </text:index-entry-span>
            <text:index-entry-bibliography text:style-name="Main_20_index_20_entry" text:bibliography-data-field="title"/>
            <text:index-entry-span>. </text:index-entry-span>
            <text:index-entry-bibliography text:bibliography-data-field="year"/>
            <text:index-entry-span> Disponível em &lt;</text:index-entry-span>
            <text:index-entry-bibliography text:bibliography-data-field="url"/>
            <text:index-entry-span>&gt;. Acesso em </text:index-entry-span>
            <text:index-entry-bibliography text:bibliography-data-field="custom1"/>
            <text:index-entry-span>.</text:index-entry-span>
          </text:bibliography-entry-template>
          <text:bibliography-entry-template text:bibliography-type="phdthesis" text:style-name="Bibliography_20_1">
            <text:index-entry-bibliography text:bibliography-data-field="title"/>
            <text:index-entry-span>. </text:index-entry-span>
            <text:index-entry-bibliography text:bibliography-data-field="year"/>
            <text:index-entry-span>. </text:index-entry-span>
            <text:index-entry-bibliography text:bibliography-data-field="annote"/>
            <text:index-entry-span>. Disponível em &lt;</text:index-entry-span>
            <text:index-entry-bibliography text:bibliography-data-field="url"/>
            <text:index-entry-span>&gt;. Acesso em </text:index-entry-span>
            <text:index-entry-bibliography text:bibliography-data-field="custom1"/>
            <text:index-entry-span>.</text:index-entry-span>
          </text:bibliography-entry-template>
          <text:bibliography-entry-template text:bibliography-type="proceeding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custom1"/>
            <text:index-entry-bibliography text:bibliography-data-field="custom2"/>
            <text:index-entry-bibliography text:bibliography-data-field="custom3"/>
          </text:bibliography-entry-template>
        </text:bibliography-source>
        <text:index-body>
          <text:index-title text:style-name="Sect2" text:name="Bibliography1_Head">
            <text:p text:style-name="Bibliography_20_Heading">Referências Bibliográficas</text:p>
          </text:index-title>
          <text:p text:style-name="P15">ALONI, Dan. Cooperative Linux. <text:span text:style-name="Main_20_index_20_entry">Proceedings of the Linux Symposium</text:span>, Ottawa, v. 1. 2004.</text:p>
          <text:p text:style-name="P15">BORIS, Daniel. <text:span text:style-name="Main_20_index_20_entry">How Do I Write An Emulator?</text:span>. 1999. Disponível em &lt;http://personals.ac.upc.edu/vmoya/docs/HowToDanBoris.txt&gt;. Acesso em 28 ago. 2006.</text:p>
          <text:p text:style-name="P15">BRITISH Computer Society. <text:span text:style-name="Main_20_index_20_entry">A Glossary of Computing Terms</text:span>. 10ª ed. Boston: Addison Wesley, 2002. 390 p.</text:p>
          <text:p text:style-name="P15">CLOCK Signal. <text:span text:style-name="Main_20_index_20_entry"><text:s/>Wikipedia, the Free Encyclopedia</text:span>. <text:s/>Disponível em &lt;http://en.wikipedia.org/wiki/Clock_signal&gt;. Acesso em 28 ago. 2006..</text:p>
          <text:p text:style-name="P15">DEL BARRIO, Victor Moya. <text:span text:style-name="Main_20_index_20_entry">Study of the Techniques for Emulation Programming</text:span>. Barcelona: 2001. 152 p. (Tese de graduação) Facultat d'Informàtica de Barcelona. Disponível em &lt;http://personals.ac.upc.edu/vmoya/docs/emuprog.pdf&gt;. Acesso em 15 ago. 2006.</text:p>
          <text:p text:style-name="P15">FAYZULLIN, Marat. <text:span text:style-name="Main_20_index_20_entry">fMSX: Portable MSX Emulator</text:span>. <text:s/>Disponível em &lt;http://fms.komkon.org/fMSX/&gt;. Acesso em 27 ago. 2006.</text:p>
          <text:p text:style-name="P15">LINDHOLM, Tim; YELLIN, Frank. <text:span text:style-name="Main_20_index_20_entry">The Java Virtual Machine</text:span>. 2ª ed. Boston: Addison Wesley, 1999. 473 p.</text:p>
          <text:p text:style-name="P15">VMWARE Inc. <text:span text:style-name="Main_20_index_20_entry">Virtualization Overview: VMWare Whitepaper</text:span>. <text:s/>Disponível em &lt;http://www.vmware.com/pdf/virtualization.pdf&gt;. Acesso em 15 ago. 2006.</text:p>
          <text:p text:style-name="P15">VON NEUMANN, John. <text:span text:style-name="Main_20_index_20_entry">First Draft on a Report on the EDVAC</text:span>. Philadelphia: 1945. 101 p. <text:s/>University of Pennsylvania. </text:p>
          <text:p text:style-name="P15">ULTRAHLE: Technical Information. 2006. Descreve informações técnicas do emulador UltraHLE. Disponível em &lt;http://www.emuunlim.com/UltraHLE/old/techinfo.htm&gt;. Acesso em 27. ago 2006.</text:p>
        </text:index-body>
      </text:bibliography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Palatino Linotype" svg:font-family="'Palatino Linotype'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Regular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fo:line-height="150%" fo:text-align="justify" style:justify-single-word="false" fo:hyphenation-ladder-count="no-limit" fo:text-indent="1.499cm" style:auto-text-indent="false" fo:background-color="transparent" style:shadow="none">
        <style:tab-stops/>
        <style:background-image/>
      </style:paragraph-properties>
      <style:text-properties style:font-name="Times New Roman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text">
      <style:paragraph-properties fo:margin-top="0.423cm" fo:margin-bottom="0.212cm" fo:text-align="start" style:justify-single-word="false" fo:hyphenation-ladder-count="no-limit" fo:keep-with-next="always"/>
      <style:text-properties style:font-name="Times New Roman1" fo:font-size="14pt" fo:font-weight="bold" style:font-name-asian="Lucida Sans Unicode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itle" style:next-style-name="Standard" style:class="text" style:default-outline-level="1">
      <style:paragraph-properties fo:margin-left="0cm" fo:margin-right="0cm" fo:margin-top="5.001cm" fo:margin-bottom="1cm" fo:line-height="100%" fo:text-align="center" style:justify-single-word="false" fo:hyphenation-ladder-count="no-limit" fo:text-indent="0cm" style:auto-text-indent="false" fo:break-before="page" fo:background-color="transparent">
        <style:drop-cap/>
        <style:background-image/>
      </style:paragraph-properties>
      <style:text-properties fo:text-transform="uppercase" style:font-name="Times New Roman1" fo:font-size="110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ing_20_2" style:display-name="Heading 2" style:family="paragraph" style:parent-style-name="Title" style:next-style-name="Standard" style:class="text" style:default-outline-level="2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Palatino Linotype" style:font-name-complex="Tahoma1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cm" fo:margin-bottom="0cm" fo:line-height="100%" fo:text-align="center" style:justify-single-word="false" fo:text-indent="0cm" style:auto-text-indent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fo:line-height="100%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5.001cm" fo:margin-bottom="0.21cm" fo:text-align="center" style:justify-single-word="false" fo:text-indent="0cm" style:auto-text-indent="false" text:number-lines="false" text:line-number="0"/>
      <style:text-properties style:font-name="Times New Roman1" fo:font-size="1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line-height="10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line-height="10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margin-top="5.001cm" fo:margin-bottom="1cm" fo:text-align="center" style:justify-single-word="false" fo:text-indent="0cm" style:auto-text-indent="false" text:number-lines="false" text:line-number="0"/>
      <style:text-properties fo:text-transform="uppercase" fo:font-size="15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cm" fo:line-height="100%" fo:text-align="justify" style:justify-single-word="false" fo:hyphenation-ladder-count="no-limit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hyphenate="false" fo:hyphenation-remain-char-count="2" fo:hyphenation-push-char-count="2"/>
    </style:style>
    <style:style style:name="Title" style:family="paragraph" style:parent-style-name="Standard" style:next-style-name="Standard" style:class="text">
      <style:paragraph-properties fo:margin-top="0.423cm" fo:margin-bottom="0.212cm" fo:text-align="start" style:justify-single-word="false" fo:hyphenation-ladder-count="no-limit" fo:keep-with-next="always"/>
      <style:text-properties style:font-name="Times New Roman1" fo:font-size="14pt" fo:font-weight="bold" style:font-name-asian="Lucida Sans Unicode" style:font-size-asian="14pt" style:font-name-complex="Tahoma" style:font-size-complex="14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apa" style:family="paragraph" style:parent-style-name="Standard" style:class="text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weight="bold"/>
    </style:style>
    <style:style style:name="Resumo" style:family="paragraph" style:parent-style-name="Standard" style:class="text">
      <style:paragraph-properties fo:line-height="100%"/>
    </style:style>
    <style:style style:name="Heading_20_-_20_Sem_20_índice" style:display-name="Heading - Sem índice" style:family="paragraph" style:parent-style-name="Heading_20_1" style:next-style-name="Standard" style:class="text">
      <style:paragraph-properties text:number-lines="false" text:line-number="0"/>
    </style:style>
    <style:style style:name="Bibliografia" style:family="paragraph" style:parent-style-name="Standard" style:class="text">
      <style:paragraph-properties fo:margin-left="0cm" fo:margin-right="0cm" fo:margin-top="0cm" fo:margin-bottom="0.349cm" fo:hyphenation-ladder-count="no-limit" fo:text-indent="0cm" style:auto-text-indent="false"/>
      <style:text-properties fo:hyphenate="false" fo:hyphenation-remain-char-count="2" fo:hyphenation-push-char-count="2"/>
    </style:style>
    <style:style style:name="Citacao" style:family="paragraph" style:parent-style-name="Standard" style:class="text">
      <style:paragraph-properties fo:margin-left="4.001cm" fo:margin-right="0cm" fo:line-height="100%" fo:text-indent="0cm" style:auto-text-indent="false"/>
      <style:text-properties fo:font-size="10pt"/>
    </style:style>
    <style:style style:name="Código" style:family="paragraph" style:parent-style-name="Standard" style:class="text">
      <style:paragraph-properties fo:margin-left="2.701cm" fo:margin-right="0cm" fo:margin-top="0cm" fo:margin-bottom="0cm" fo:line-height="100%" fo:text-align="start" style:justify-single-word="false" fo:text-indent="0cm" style:auto-text-indent="false"/>
      <style:text-properties style:font-name="Courier New1" fo:font-size="11pt"/>
    </style:style>
    <style:style style:name="Footnote_20_Symbol" style:display-name="Footnote Symbol" style:family="text"/>
    <style:style style:name="Drop_20_Caps" style:display-name="Drop Caps" style:family="text"/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sort-by-position="false" text:sort-algorithm="alphanumeric" fo:language="pt" fo:country="BR">
      <text:sort-key text:key="author" text:sort-ascending="true"/>
      <text:sort-key text:key="title"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ndré Wagner</meta:initial-creator>
    <meta:creation-date>2006-08-26T13:20:22</meta:creation-date>
    <dc:creator>Feevale Aspeur</dc:creator>
    <dc:date>2006-08-28T20:48:05</dc:date>
    <dc:language>pt-BR</dc:language>
    <meta:editing-cycles>136</meta:editing-cycles>
    <meta:editing-duration>PT6H8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6" meta:paragraph-count="98" meta:word-count="1807" meta:character-count="11692"/>
  </office:meta>
</office:document-meta>
</file>